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table:number-columns-repeated="4"/>
          <table:table-cell table:style-name="ce1" office:value-type="date" office:date-value="2015-04-16" calcext:value-type="date">
            <text:p>2015-04-16</text:p>
          </table:table-cell>
          <table:table-cell table:number-columns-repeated="4"/>
          <table:table-cell table:style-name="ce1" office:value-type="date" office:date-value="2015-04-17" calcext:value-type="date">
            <text:p>2015-04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table:number-columns-repeated="2"/>
          <table:table-cell office:value-type="string" calcext:value-type="string">
            <text:p>Condition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table:number-columns-repeated="2"/>
          <table:table-cell office:value-type="string" calcext:value-type="string">
            <text:p>Condition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IP20uM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P20uM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IP20uM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P20uM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IP20uM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IP20uM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IP30uM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P30uM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P40uM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P40uM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P50uM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P50uM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P50uM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P50uM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IP50uM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IP50uM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P20uM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IP20uM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P20uM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P20uM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P20uM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IP20uM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P30uM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P30uM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IP40uM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P40uM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P50uM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IP50uM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P50uM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IP50uM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IP20uM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IP20uM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P20uM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IP20uM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P20uM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IP30uM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P30uM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P40uM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IP50uM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P40uM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IP50uM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IP50uM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P50uM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IP50uM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50uM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</text:p>
          </table:table-cell>
          <table:table-cell table:formula="of:=SUM([.B3];[.B4])" office:value-type="float" office:value="62" calcext:value-type="float">
            <text:p>62</text:p>
          </table:table-cell>
          <table:table-cell table:formula="of:=SUM([.C3];[.C4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SUM([.G3];[.G4])" office:value-type="float" office:value="137" calcext:value-type="float">
            <text:p>137</text:p>
          </table:table-cell>
          <table:table-cell table:formula="of:=SUM([.H3];[.H4])"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L3]+[.L4]" office:value-type="float" office:value="113" calcext:value-type="float">
            <text:p>113</text:p>
          </table:table-cell>
          <table:table-cell table:formula="of:=[.M3]+[.M4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IP20uM</text:p>
          </table:table-cell>
          <table:table-cell table:formula="of:=[.B5]+[.B6]" office:value-type="float" office:value="153" calcext:value-type="float">
            <text:p>153</text:p>
          </table:table-cell>
          <table:table-cell table:formula="of:=[.C5]+[.C6]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IP20uM</text:p>
          </table:table-cell>
          <table:table-cell table:formula="of:=[.G5]+[.G6]" office:value-type="float" office:value="68" calcext:value-type="float">
            <text:p>68</text:p>
          </table:table-cell>
          <table:table-cell table:formula="of:=[.H5]+[.H6]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IP20uM</text:p>
          </table:table-cell>
          <table:table-cell table:formula="of:=[.L5]+[.L6]" office:value-type="float" office:value="174" calcext:value-type="float">
            <text:p>174</text:p>
          </table:table-cell>
          <table:table-cell table:formula="of:=[.M5]+[.M6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P30uM</text:p>
          </table:table-cell>
          <table:table-cell table:formula="of:= [.B7]+[.B8]" office:value-type="float" office:value="129" calcext:value-type="float">
            <text:p>129</text:p>
          </table:table-cell>
          <table:table-cell table:formula="of:= [.C7]+[.C8]"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table:formula="of:= [.G7]+[.G8]" office:value-type="float" office:value="65" calcext:value-type="float">
            <text:p>65</text:p>
          </table:table-cell>
          <table:table-cell table:formula="of:= [.H7]+[.H8]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table:formula="of:=[.L7]+[.L8]" office:value-type="float" office:value="85" calcext:value-type="float">
            <text:p>85</text:p>
          </table:table-cell>
          <table:table-cell table:formula="of:=[.M7]+[.M8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IP40uM</text:p>
          </table:table-cell>
          <table:table-cell table:formula="of:=[.B9]+[.B10]" office:value-type="float" office:value="78" calcext:value-type="float">
            <text:p>78</text:p>
          </table:table-cell>
          <table:table-cell table:formula="of:=[.C9]+[.C10]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table:formula="of:=[.G9]+[.G10]" office:value-type="float" office:value="8" calcext:value-type="float">
            <text:p>8</text:p>
          </table:table-cell>
          <table:table-cell table:formula="of:=[.H9]+[.H10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table:formula="of:=[.L9]+[.L10]" office:value-type="float" office:value="65" calcext:value-type="float">
            <text:p>65</text:p>
          </table:table-cell>
          <table:table-cell table:formula="of:=[.M9]+[.M10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IP50uM</text:p>
          </table:table-cell>
          <table:table-cell table:formula="of:=[.B11]+[.B12]" office:value-type="float" office:value="128" calcext:value-type="float">
            <text:p>128</text:p>
          </table:table-cell>
          <table:table-cell table:formula="of:=[.C11]+[.C12]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IP50uM</text:p>
          </table:table-cell>
          <table:table-cell table:formula="of:=[.G11]+[.G12]" office:value-type="float" office:value="35" calcext:value-type="float">
            <text:p>35</text:p>
          </table:table-cell>
          <table:table-cell table:formula="of:=[.H11]+[.H12]"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IP50uM</text:p>
          </table:table-cell>
          <table:table-cell table:formula="of:=[.L11]+[.L12]" office:value-type="float" office:value="10" calcext:value-type="float">
            <text:p>10</text:p>
          </table:table-cell>
          <table:table-cell table:formula="of:=[.M11]+[.M12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[.B13]+[.B14]" office:value-type="float" office:value="87" calcext:value-type="float">
            <text:p>87</text:p>
          </table:table-cell>
          <table:table-cell table:formula="of:=[.C13]+[.C14]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13]+[.G14]" office:value-type="float" office:value="124" calcext:value-type="float">
            <text:p>124</text:p>
          </table:table-cell>
          <table:table-cell table:formula="of:=[.H13]+[.H14]"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L13]+[.L14]" office:value-type="float" office:value="44" calcext:value-type="float">
            <text:p>44</text:p>
          </table:table-cell>
          <table:table-cell table:formula="of:=[.M13]+[.M14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IP20uM</text:p>
          </table:table-cell>
          <table:table-cell table:formula="of:=[.B15]+[.B16]" office:value-type="float" office:value="109" calcext:value-type="float">
            <text:p>109</text:p>
          </table:table-cell>
          <table:table-cell table:formula="of:=[.C15]+[.C16]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IP20uM</text:p>
          </table:table-cell>
          <table:table-cell table:formula="of:=[.G15]+[.G16]" office:value-type="float" office:value="48" calcext:value-type="float">
            <text:p>48</text:p>
          </table:table-cell>
          <table:table-cell table:formula="of:=[.H15]+[.H16]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IP20uM</text:p>
          </table:table-cell>
          <table:table-cell table:formula="of:=[.L15]+[.L16]" office:value-type="float" office:value="86" calcext:value-type="float">
            <text:p>86</text:p>
          </table:table-cell>
          <table:table-cell table:formula="of:=[.M15]+[.M16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IP30uM</text:p>
          </table:table-cell>
          <table:table-cell table:formula="of:=[.B17]+[.B18]" office:value-type="float" office:value="120" calcext:value-type="float">
            <text:p>120</text:p>
          </table:table-cell>
          <table:table-cell table:formula="of:=[.C17]+[.C18]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table:formula="of:=[.G17]+[.G18]" office:value-type="float" office:value="77" calcext:value-type="float">
            <text:p>77</text:p>
          </table:table-cell>
          <table:table-cell table:formula="of:=[.H17]+[.H18]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table:formula="of:=[.L17]+[.L18]" office:value-type="float" office:value="120" calcext:value-type="float">
            <text:p>120</text:p>
          </table:table-cell>
          <table:table-cell table:formula="of:=[.M17]+[.M18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P40uM</text:p>
          </table:table-cell>
          <table:table-cell table:formula="of:=[.B19]+[.B20]" office:value-type="float" office:value="98" calcext:value-type="float">
            <text:p>98</text:p>
          </table:table-cell>
          <table:table-cell table:formula="of:=[.C19]+[.C20]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table:formula="of:=[.G19]+[.G20]" office:value-type="float" office:value="9" calcext:value-type="float">
            <text:p>9</text:p>
          </table:table-cell>
          <table:table-cell table:formula="of:=[.H19]+[.H20]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table:formula="of:=[.L19]+[.L20]" office:value-type="float" office:value="26" calcext:value-type="float">
            <text:p>26</text:p>
          </table:table-cell>
          <table:table-cell table:formula="of:=[.M19]+[.M20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P50uM</text:p>
          </table:table-cell>
          <table:table-cell table:formula="of:=[.B21]+[.B22]" office:value-type="float" office:value="65" calcext:value-type="float">
            <text:p>65</text:p>
          </table:table-cell>
          <table:table-cell table:formula="of:=[.C21]+[.C22]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IP50uM</text:p>
          </table:table-cell>
          <table:table-cell table:formula="of:=[.G21]+[.G22]" office:value-type="float" office:value="18" calcext:value-type="float">
            <text:p>18</text:p>
          </table:table-cell>
          <table:table-cell table:formula="of:=[.H21]+[.H22]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L21]+[.L22]" office:value-type="float" office:value="78" calcext:value-type="float">
            <text:p>78</text:p>
          </table:table-cell>
          <table:table-cell table:formula="of:=[.M21]+[.M22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[.B23]+[.B24]" office:value-type="float" office:value="98" calcext:value-type="float">
            <text:p>98</text:p>
          </table:table-cell>
          <table:table-cell table:formula="of:=[.C23]+[.C24]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G23]+[.G24]" office:value-type="float" office:value="103" calcext:value-type="float">
            <text:p>103</text:p>
          </table:table-cell>
          <table:table-cell table:formula="of:=[.H23]+[.H24]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IP20uM</text:p>
          </table:table-cell>
          <table:table-cell table:formula="of:=[.L23]+[.L24]" office:value-type="float" office:value="133" calcext:value-type="float">
            <text:p>133</text:p>
          </table:table-cell>
          <table:table-cell table:formula="of:=[.M23]+[.M24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IP20uM</text:p>
          </table:table-cell>
          <table:table-cell table:formula="of:=[.B25]+[.B26]" office:value-type="float" office:value="93" calcext:value-type="float">
            <text:p>93</text:p>
          </table:table-cell>
          <table:table-cell table:formula="of:=[.C25]+[.C26]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P20uM</text:p>
          </table:table-cell>
          <table:table-cell table:formula="of:=[.G25]+[.G26]" office:value-type="float" office:value="35" calcext:value-type="float">
            <text:p>35</text:p>
          </table:table-cell>
          <table:table-cell table:formula="of:=[.H25]+[.H26]"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table:formula="of:=[.L25]+[.L26]" office:value-type="float" office:value="29" calcext:value-type="float">
            <text:p>29</text:p>
          </table:table-cell>
          <table:table-cell table:formula="of:=[.M25]+[.M26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P30uM</text:p>
          </table:table-cell>
          <table:table-cell table:formula="of:=[.B27]+[.B28]" office:value-type="float" office:value="45" calcext:value-type="float">
            <text:p>45</text:p>
          </table:table-cell>
          <table:table-cell table:formula="of:=[.C27]+[.C28]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IP30uM</text:p>
          </table:table-cell>
          <table:table-cell table:formula="of:=[.G27]+[.G28]" office:value-type="float" office:value="25" calcext:value-type="float">
            <text:p>25</text:p>
          </table:table-cell>
          <table:table-cell table:formula="of:=[.H27]+[.H28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table:formula="of:=[.L27]+[.L28]" office:value-type="float" office:value="15" calcext:value-type="float">
            <text:p>15</text:p>
          </table:table-cell>
          <table:table-cell table:formula="of:=[.M27]+[.M28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IP40uM</text:p>
          </table:table-cell>
          <table:table-cell table:formula="of:=[.B29]+[.B30]" office:value-type="float" office:value="72" calcext:value-type="float">
            <text:p>72</text:p>
          </table:table-cell>
          <table:table-cell table:formula="of:=[.C29]+[.C30]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IP40uM</text:p>
          </table:table-cell>
          <table:table-cell table:formula="of:=[.G29]+[.G30]" office:value-type="float" office:value="37" calcext:value-type="float">
            <text:p>37</text:p>
          </table:table-cell>
          <table:table-cell table:formula="of:=[.H29]+[.H30]"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IP50uM</text:p>
          </table:table-cell>
          <table:table-cell table:formula="of:=[.L29]+[.L30]" office:value-type="float" office:value="16" calcext:value-type="float">
            <text:p>16</text:p>
          </table:table-cell>
          <table:table-cell table:formula="of:=[.M29]+[.M30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IP50uM</text:p>
          </table:table-cell>
          <table:table-cell table:formula="of:=[.B31]+[.B32]" office:value-type="float" office:value="48" calcext:value-type="float">
            <text:p>48</text:p>
          </table:table-cell>
          <table:table-cell table:formula="of:=[.C31]+[.C32]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IP50uM</text:p>
          </table:table-cell>
          <table:table-cell table:formula="of:=[.G31]+[.G32]" office:value-type="float" office:value="16" calcext:value-type="float">
            <text:p>16</text:p>
          </table:table-cell>
          <table:table-cell table:formula="of:=[.H31]+[.H32]" office:value-type="float" office:value="52" calcext:value-type="float">
            <text:p>52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dition</text:p>
          </table:table-cell>
          <table:table-cell office:value-type="string" calcext:value-type="string">
            <text:p>mean.alive</text:p>
          </table:table-cell>
          <table:table-cell office:value-type="string" calcext:value-type="string">
            <text:p>mean.dead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69.25846" calcext:value-type="float">
            <text:p>69.25846</text:p>
          </table:table-cell>
          <table:table-cell office:value-type="float" office:value="30.74154" calcext:value-type="float">
            <text:p>30.74154</text:p>
          </table:table-cell>
        </table:table-row>
        <table:table-row table:style-name="ro1">
          <table:table-cell/>
          <table:table-cell office:value-type="string" calcext:value-type="string">
            <text:p>IP20uM</text:p>
          </table:table-cell>
          <table:table-cell office:value-type="float" office:value="67.63276" calcext:value-type="float">
            <text:p>67.63276</text:p>
          </table:table-cell>
          <table:table-cell office:value-type="float" office:value="32.36724" calcext:value-type="float">
            <text:p>32.36724</text:p>
          </table:table-cell>
        </table:table-row>
        <table:table-row table:style-name="ro1">
          <table:table-cell/>
          <table:table-cell office:value-type="string" calcext:value-type="string">
            <text:p>IP30uM</text:p>
          </table:table-cell>
          <table:table-cell office:value-type="float" office:value="56.70901" calcext:value-type="float">
            <text:p>56.70901</text:p>
          </table:table-cell>
          <table:table-cell office:value-type="float" office:value="43.29099" calcext:value-type="float">
            <text:p>43.29099</text:p>
          </table:table-cell>
        </table:table-row>
        <table:table-row table:style-name="ro1">
          <table:table-cell/>
          <table:table-cell office:value-type="string" calcext:value-type="string">
            <text:p>IP40uM</text:p>
          </table:table-cell>
          <table:table-cell office:value-type="float" office:value="42.07827" calcext:value-type="float">
            <text:p>42.07827</text:p>
          </table:table-cell>
          <table:table-cell office:value-type="float" office:value="57.92173" calcext:value-type="float">
            <text:p>57.92173</text:p>
          </table:table-cell>
        </table:table-row>
        <table:table-row table:style-name="ro1">
          <table:table-cell/>
          <table:table-cell office:value-type="string" calcext:value-type="string">
            <text:p>IP50uM</text:p>
          </table:table-cell>
          <table:table-cell office:value-type="float" office:value="38.48125" calcext:value-type="float">
            <text:p>38.48125</text:p>
          </table:table-cell>
          <table:table-cell office:value-type="float" office:value="61.51875" calcext:value-type="float">
            <text:p>61.51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00:42:25.437349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Diener</meta:initial-creator>
    <meta:creation-date>2015-04-16T10:01:34.409312813</meta:creation-date>
    <dc:date>2015-04-22T00:43:27.822720316</dc:date>
    <meta:editing-duration>PT50M36S</meta:editing-duration>
    <meta:editing-cycles>6</meta:editing-cycles>
    <meta:generator>LibreOffice/4.3.6.2$Linux_X86_64 LibreOffice_project/430m0$Build-2</meta:generator>
    <meta:document-statistic meta:table-count="2" meta:cell-count="423" meta:object-count="0"/>
  </office:meta>
</office:document-meta>
</file>